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2.5835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RF r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ERRA input frequenc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A5_3d1kmMYFP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RRA_2d1kmMYFP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RRA_2d1kmMYnoFP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RRA_2d1kmSH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RRA_1d1kmMYFP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RRA_2d0.5kmSH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RRA_1d0.5kmSH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FS_3d1kmMYFP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ERRA_2d1kmMYFP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RRA_2d1kmMYnoFP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RRA_2d1kmSH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RRA_1d1kmMYFP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ERRA_2d0.5kmSH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ERRA_1d0.5kmSH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RRA_1d1kmSH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ERRA_1d1kmMYFP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101 level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ERRA_1d1kmMYFP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12 hrs spin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0:50:41.372642934</meta:creation-date>
    <dc:date>2024-11-24T19:08:47.722971826</dc:date>
    <meta:editing-duration>PT10M34S</meta:editing-duration>
    <meta:editing-cycles>2</meta:editing-cycles>
    <meta:generator>LibreOffice/7.3.7.2$Linux_X86_64 LibreOffice_project/30$Build-2</meta:generator>
    <meta:document-statistic meta:table-count="1" meta:cell-count="54" meta:object-count="0"/>
  </office:meta>
</office:document-meta>
</file>